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90000021180C69B141CB22102.png" manifest:media-type="image/png"/>
  <manifest:file-entry manifest:full-path="Pictures/100000000000022900000211345B43E76C1FAA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913cm" svg:height="11.379cm" svg:x="2.467cm" svg:y="1.551cm">
          <draw:image xlink:href="Pictures/100000000000022900000211345B43E76C1FAA14.png" xlink:type="simple" xlink:show="embed" xlink:actuate="onLoad" loext:mime-type="image/png">
            <text:p text:style-name="P1"/>
          </draw:image>
        </draw:frame>
        <draw:frame draw:style-name="gr2" draw:text-style-name="P1" draw:layer="layout" svg:width="11.902cm" svg:height="11.386cm" svg:x="14.478cm" svg:y="1.524cm">
          <draw:image xlink:href="Pictures/10000000000002290000021180C69B141CB22102.png" xlink:type="simple" xlink:show="embed" xlink:actuate="onLoad" loext:mime-type="image/png">
            <text:p/>
          </draw:image>
        </draw:frame>
        <draw:frame draw:style-name="gr3" draw:text-style-name="P2" draw:layer="layout" svg:width="1.27cm" svg:height="0.962cm" svg:x="13.084cm" svg:y="10.5cm">
          <draw:text-box>
            <text:p>A</text:p>
          </draw:text-box>
        </draw:frame>
        <draw:frame draw:style-name="gr3" draw:text-style-name="P2" draw:layer="layout" svg:width="1.27cm" svg:height="0.962cm" svg:x="24.984cm" svg:y="10.5cm">
          <draw:text-box>
            <text:p>B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4:54:26.070484849</meta:creation-date>
    <dc:date>2022-04-01T17:11:38.639193064</dc:date>
    <meta:editing-duration>PT1H56M52S</meta:editing-duration>
    <meta:editing-cycles>1</meta:editing-cycles>
    <meta:document-statistic meta:object-count="27"/>
    <meta:generator>LibreOffice/6.4.7.2$Linux_X86_64 LibreOffice_project/40$Build-2</meta:generator>
  </office:meta>
</office:document-meta>
</file>